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entury Gothic" svg:font-family="'Century Gothic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oppins" svg:font-family="Poppins"/>
    <style:font-face style:name="Roboto" svg:font-family="Roboto"/>
  </office:font-face-decls>
  <office:automatic-styles>
    <style:style style:name="co1" style:family="table-column">
      <style:table-column-properties fo:break-before="auto" style:column-width="0.833cm"/>
    </style:style>
    <style:style style:name="co2" style:family="table-column">
      <style:table-column-properties fo:break-before="auto" style:column-width="2.177cm"/>
    </style:style>
    <style:style style:name="co3" style:family="table-column">
      <style:table-column-properties fo:break-before="auto" style:column-width="7.408cm"/>
    </style:style>
    <style:style style:name="co4" style:family="table-column">
      <style:table-column-properties fo:break-before="auto" style:column-width="2.058cm"/>
    </style:style>
    <style:style style:name="co5" style:family="table-column">
      <style:table-column-properties fo:break-before="auto" style:column-width="1.69cm"/>
    </style:style>
    <style:style style:name="co6" style:family="table-column">
      <style:table-column-properties fo:break-before="auto" style:column-width="0.945cm"/>
    </style:style>
    <style:style style:name="co7" style:family="table-column">
      <style:table-column-properties fo:break-before="auto" style:column-width="0.074cm"/>
    </style:style>
    <style:style style:name="co8" style:family="table-column">
      <style:table-column-properties fo:break-before="auto" style:column-width="0.587cm"/>
    </style:style>
    <style:style style:name="co9" style:family="table-column">
      <style:table-column-properties fo:break-before="auto" style:column-width="0.661cm"/>
    </style:style>
    <style:style style:name="co10" style:family="table-column">
      <style:table-column-properties fo:break-before="auto" style:column-width="2.47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2.196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609cm" fo:break-before="auto" style:use-optimal-row-height="false"/>
    </style:style>
    <style:style style:name="ro4" style:family="table-row">
      <style:table-row-properties style:row-height="0.556cm" fo:break-before="auto" style:use-optimal-row-height="tru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Diagramme_20_de_20_Gantt">
      <style:table-properties table:display="true" style:writing-mode="lr-tb" table:tab-color="#3d85c6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Poppins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9" style:family="table-cell" style:parent-style-name="Default" style:data-style-name="N0">
      <style:table-cell-properties fo:border-bottom="2.49pt solid #0b5394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0">
      <style:table-cell-properties fo:border-bottom="0.74pt solid #d9d9d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fo:background-color="#efefe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" style:family="table-cell" style:parent-style-name="Default" style:data-style-name="N0">
      <style:table-cell-properties fo:border-bottom="0.74pt solid #cccccc" fo:background-color="#cccccc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137">
      <style:table-cell-properties fo:border-bottom="0.74pt solid #b7b7b7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37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fo:border-bottom="0.74pt solid #b7b7b7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0">
      <style:table-cell-properties fo:border-bottom="0.74pt solid #cccccc" fo:background-color="#cccccc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0">
      <style:table-cell-properties fo:border-bottom="0.74pt solid #b7b7b7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0">
      <style:table-cell-properties fo:border-bottom="0.74pt solid #d9d9d9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order-bottom="0.74pt solid #d9d9d9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order-bottom="none" fo:background-color="#0b5394" style:cell-protect="protected" style:print-content="true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 style:data-style-name="N0">
      <style:table-cell-properties fo:background-color="#2f75b5" style:cell-protect="protected" style:print-content="true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Default" style:data-style-name="N0">
      <style:table-cell-properties fo:border-bottom="none" fo:background-color="#bdd7ee" style:cell-protect="protected" style:print-content="tru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Default" style:data-style-name="N0">
      <style:table-cell-properties fo:background-color="#cccccc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0">
      <style:table-cell-properties fo:border-bottom="0.06pt solid #b7b7b7" style:cell-protect="protected" style:print-content="true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0">
      <style:table-cell-properties fo:border-bottom="0.06pt solid #b7b7b7" style:cell-protect="protected" style:print-content="true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38">
      <style:table-cell-properties fo:border-bottom="0.06pt solid #b7b7b7" style:cell-protect="protected" style:print-content="true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38">
      <style:table-cell-properties fo:border-bottom="0.06pt solid #b7b7b7" style:cell-protect="protected" style:print-content="true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138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36">
      <style:table-cell-properties fo:background-color="#cccccc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136">
      <style:table-cell-properties fo:border-bottom="0.06pt solid #b7b7b7" style:cell-protect="protected" style:print-content="tru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136">
      <style:table-cell-properties style:cell-protect="protected" style:print-content="true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136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3">
      <style:table-cell-properties fo:background-color="#cccccc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 style:data-style-name="N0">
      <style:table-cell-properties fo:border-bottom="0.06pt solid #b7b7b7" fo:background-color="#5b9bd5" style:cell-protect="protected" style:print-content="tru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0">
      <style:table-cell-properties fo:border-bottom="0.06pt solid #b7b7b7" fo:background-color="#4a86e8" style:cell-protect="protected" style:print-content="tru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0">
      <style:table-cell-properties fo:border-bottom="0.06pt solid #b7b7b7" fo:background-color="#ffffff" style:cell-protect="protected" style:print-content="tru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0">
      <style:table-cell-properties fo:border-bottom="0.06pt solid #b7b7b7" style:cell-protect="protected" style:print-content="tru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 style:data-style-name="N0">
      <style:table-cell-properties fo:border-bottom="2.49pt solid #0b5394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0">
      <style:table-cell-properties fo:background-color="#4a86e8" style:cell-protect="protected" style:print-content="true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border-bottom="0.06pt solid #b7b7b7" fo:background-color="#ededed" style:cell-protect="protected" style:print-content="tru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0">
      <style:table-cell-properties fo:background-color="#ddebf7" style:cell-protect="protected" style:print-content="true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0">
      <style:table-cell-properties fo:background-color="#ddebf7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 style:data-style-name="N0">
      <style:table-cell-properties fo:border-bottom="0.06pt solid #b7b7b7" fo:background-color="#ddebf7" style:cell-protect="protected" style:print-content="tru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0">
      <style:table-cell-properties fo:border-bottom="2.49pt solid #0b5394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35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fo:border-bottom="none" fo:background-color="#45818e" style:cell-protect="protected" style:print-content="true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7" style:family="table-cell" style:parent-style-name="Default" style:data-style-name="N0">
      <style:table-cell-properties fo:background-color="#a2c4c9" style:cell-protect="protected" style:print-content="true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8" style:family="table-cell" style:parent-style-name="Default" style:data-style-name="N0">
      <style:table-cell-properties fo:border-bottom="none" fo:background-color="#d0e0e3" style:cell-protect="protected" style:print-content="tru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9" style:family="table-cell" style:parent-style-name="Default" style:data-style-name="N0">
      <style:table-cell-properties fo:background-color="#ededed" style:cell-protect="protected" style:print-content="true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 style:data-style-name="N0">
      <style:table-cell-properties fo:background-color="#ededed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Poppi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0">
      <style:table-cell-properties fo:border-bottom="none" fo:background-color="#833c0c" style:cell-protect="protected" style:print-content="true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6" style:family="table-cell" style:parent-style-name="Default" style:data-style-name="N0">
      <style:table-cell-properties fo:background-color="#c65911" style:cell-protect="protected" style:print-content="true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7" style:family="table-cell" style:parent-style-name="Default" style:data-style-name="N0">
      <style:table-cell-properties fo:border-bottom="none" fo:background-color="#f8cbad" style:cell-protect="protected" style:print-content="tru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8" style:family="table-cell" style:parent-style-name="Default" style:data-style-name="N0">
      <style:table-cell-properties fo:border-bottom="0.06pt solid #b7b7b7" fo:background-color="#fce4d6" style:cell-protect="protected" style:print-content="tru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 style:data-style-name="N0">
      <style:table-cell-properties fo:background-color="#fce4d6" style:cell-protect="protected" style:print-content="true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0">
      <style:table-cell-properties fo:background-color="#fce4d6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 style:data-style-name="N0">
      <style:table-cell-properties fo:border-bottom="none" fo:background-color="#806000" style:cell-protect="protected" style:print-content="true" style:diagonal-bl-tr="none" style:diagonal-tl-br="none" style:text-align-source="fix" style:repeat-content="false" fo:wrap-option="no-wrap" fo:border-left="0.74pt solid #b7b7b7" style:direction="ltr" fo:border-right="0.74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2" style:family="table-cell" style:parent-style-name="Default" style:data-style-name="N0">
      <style:table-cell-properties fo:background-color="#bf8f00" style:cell-protect="protected" style:print-content="true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3" style:family="table-cell" style:parent-style-name="Default" style:data-style-name="N0">
      <style:table-cell-properties fo:border-bottom="none" fo:background-color="#ffe699" style:cell-protect="protected" style:print-content="tru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4" style:family="table-cell" style:parent-style-name="Default" style:data-style-name="N0">
      <style:table-cell-properties fo:border-bottom="0.06pt solid #b7b7b7" fo:background-color="#fff2cc" style:cell-protect="protected" style:print-content="tru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 style:data-style-name="N0">
      <style:table-cell-properties fo:background-color="#fff2cc" style:cell-protect="protected" style:print-content="true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 style:data-style-name="N0">
      <style:table-cell-properties fo:background-color="#fff2cc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 style:data-style-name="N0">
      <style:table-cell-properties fo:border-bottom="0.06pt solid #b7b7b7" style:cell-protect="protected" style:print-content="true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 style:data-style-name="N0">
      <style:table-cell-properties fo:border-bottom="0.06pt solid #b7b7b7" style:cell-protect="protected" style:print-content="true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color="#666666" style:font-name="Roboto" fo:font-size="10pt" fo:font-weight="bold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font-name="Roboto"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fo:color="#434343" fo:font-weight="normal" style:font-weight-asian="normal" style:font-weight-complex="normal"/>
    </style:style>
    <style:style style:name="T3" style:family="text">
      <style:text-properties fo:color="#666666" style:font-name="Roboto"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agramme de Gantt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visibility="collapse" table:default-cell-style-name="ce7"/>
        <table:table-column table:style-name="co8" table:number-columns-repeated="59" table:default-cell-style-name="ce7"/>
        <table:table-column table:style-name="co9" table:default-cell-style-name="ce7"/>
        <table:table-column table:style-name="co10" table:number-columns-repeated="16314" table:default-cell-style-name="Default"/>
        <table:table-row table:style-name="ro1">
          <table:table-cell table:style-name="ce1"/>
          <table:table-cell table:style-name="ce8"/>
          <table:table-cell table:style-name="ce18"/>
          <table:table-cell table:style-name="ce1" table:number-columns-repeated="2"/>
          <table:table-cell table:style-name="ce18"/>
          <table:table-cell table:style-name="ce50"/>
          <table:table-cell table:style-name="ce55"/>
          <table:table-cell table:style-name="ce57"/>
          <table:table-cell table:style-name="ce61"/>
          <table:table-cell table:style-name="ce57" table:number-columns-repeated="2"/>
          <table:table-cell table:style-name="ce1" table:number-columns-repeated="15"/>
          <table:table-cell table:style-name="ce73" table:number-columns-repeated="9"/>
          <table:table-cell table:style-name="ce1" table:number-columns-repeated="31"/>
          <table:table-cell table:number-columns-repeated="16314"/>
        </table:table-row>
        <table:table-row table:style-name="ro2">
          <table:table-cell table:style-name="ce1"/>
          <table:table-cell table:style-name="ce9" office:value-type="string" calcext:value-type="string" table:number-columns-spanned="5" table:number-rows-spanned="1">
            <text:p>DIAGRAMME DE GANTT</text:p>
          </table:table-cell>
          <table:covered-table-cell table:number-columns-repeated="4" table:style-name="ce9"/>
          <table:table-cell table:style-name="ce51" office:value-type="string" calcext:value-type="string" table:number-columns-spanned="6" table:number-rows-spanned="1">
            <text:p>Astuce de </text:p>
            <text:p>Smartsheet ➜</text:p>
          </table:table-cell>
          <table:covered-table-cell table:number-columns-repeated="5" table:style-name="ce51"/>
          <table:table-cell table:style-name="ce63" office:value-type="string" calcext:value-type="string" table:number-columns-spanned="19" table:number-rows-spanned="1">
            <text:p>La chronologie visuelle d'un diagramme de Gantt donne un aperçu détaillé des tâches et des dépendances d'un projet. </text:p>
          </table:table-cell>
          <table:covered-table-cell table:number-columns-repeated="18" table:style-name="ce63"/>
          <table:table-cell table:style-name="ce74" table:number-columns-repeated="5"/>
          <table:table-cell table:style-name="ce1" table:number-columns-repeated="31"/>
          <table:table-cell table:number-columns-repeated="16314"/>
        </table:table-row>
        <table:table-row table:style-name="ro2">
          <table:table-cell table:style-name="ce1"/>
          <table:table-cell table:style-name="ce10" table:number-columns-repeated="2"/>
          <table:table-cell table:style-name="ce22" table:number-columns-repeated="3"/>
          <table:table-cell table:style-name="ce52" table:number-columns-repeated="4"/>
          <table:table-cell table:style-name="ce62" table:number-columns-repeated="3"/>
          <table:table-cell table:style-name="ce1" table:number-columns-repeated="14"/>
          <table:table-cell table:style-name="ce73" table:number-columns-repeated="9"/>
          <table:table-cell table:style-name="ce1" table:number-columns-repeated="31"/>
          <table:table-cell table:number-columns-repeated="16314"/>
        </table:table-row>
        <table:table-row table:style-name="ro2">
          <table:table-cell table:style-name="ce1"/>
          <table:table-cell table:style-name="ce11" office:value-type="string" calcext:value-type="string" table:number-columns-spanned="2" table:number-rows-spanned="1">
            <text:p>TITRE DU PROJET : FOR THE KING</text:p>
          </table:table-cell>
          <table:covered-table-cell table:style-name="ce11"/>
          <table:table-cell table:style-name="ce23" table:number-columns-repeated="2"/>
          <table:table-cell table:style-name="ce39"/>
          <table:table-cell table:style-name="ce53" table:number-columns-spanned="7" table:number-rows-spanned="1"/>
          <table:covered-table-cell table:number-columns-repeated="6" table:style-name="ce53"/>
          <table:table-cell table:style-name="ce64" table:number-columns-spanned="13" table:number-rows-spanned="1"/>
          <table:covered-table-cell table:number-columns-repeated="12" table:style-name="ce64"/>
          <table:table-cell table:style-name="ce72"/>
          <table:table-cell table:style-name="ce73" table:number-columns-repeated="9"/>
          <table:table-cell table:style-name="ce1" table:number-columns-repeated="31"/>
          <table:table-cell table:number-columns-repeated="16314"/>
        </table:table-row>
        <table:table-row table:style-name="ro2">
          <table:table-cell table:style-name="ce1"/>
          <table:table-cell table:style-name="ce11" office:value-type="string" calcext:value-type="string" table:number-columns-spanned="2" table:number-rows-spanned="1">
            <text:p><text:span text:style-name="T1">CHEF DE PROJET : </text:span><text:span text:style-name="T2">Mohamed Saandi</text:span></text:p>
          </table:table-cell>
          <table:covered-table-cell table:style-name="ce11"/>
          <table:table-cell table:style-name="ce24" table:number-columns-repeated="2"/>
          <table:table-cell table:style-name="ce40"/>
          <table:table-cell table:style-name="ce53" table:number-columns-spanned="7" table:number-rows-spanned="1"/>
          <table:covered-table-cell table:number-columns-repeated="6" table:style-name="ce53"/>
          <table:table-cell table:style-name="ce65" table:number-columns-spanned="12" table:number-rows-spanned="1"/>
          <table:covered-table-cell table:number-columns-repeated="11" table:style-name="ce65"/>
          <table:table-cell table:style-name="ce71"/>
          <table:table-cell table:style-name="ce72"/>
          <table:table-cell table:style-name="ce1" table:number-columns-repeated="8"/>
          <table:table-cell table:style-name="ce72"/>
          <table:table-cell table:style-name="ce1" table:number-columns-repeated="31"/>
          <table:table-cell table:number-columns-repeated="16314"/>
        </table:table-row>
        <table:table-row table:style-name="ro2">
          <table:table-cell table:style-name="ce2"/>
          <table:table-cell table:style-name="ce11" office:value-type="string" calcext:value-type="string" table:number-columns-spanned="2" table:number-rows-spanned="1">
            <text:p><text:span text:style-name="T1">DOCUMENTALISTE : </text:span><text:span text:style-name="T3">Durand Leo et Tsamarayev Massoud</text:span></text:p>
          </table:table-cell>
          <table:covered-table-cell table:style-name="ce11"/>
          <table:table-cell table:style-name="ce24" table:number-columns-repeated="2"/>
          <table:table-cell table:style-name="ce34"/>
          <table:table-cell table:style-name="ce12" table:number-columns-repeated="4"/>
          <table:table-cell table:style-name="ce2" table:number-columns-repeated="57"/>
          <table:table-cell table:number-columns-repeated="16314"/>
        </table:table-row>
        <table:table-row table:style-name="ro2">
          <table:table-cell table:style-name="ce2"/>
          <table:table-cell table:style-name="ce12" table:number-columns-repeated="3"/>
          <table:table-cell table:style-name="ce34" table:number-columns-repeated="2"/>
          <table:table-cell table:style-name="ce12" table:number-columns-repeated="4"/>
          <table:table-cell table:style-name="ce2" table:number-columns-repeated="57"/>
          <table:table-cell table:number-columns-repeated="16314"/>
        </table:table-row>
        <table:table-row table:style-name="ro3">
          <table:table-cell table:style-name="ce3"/>
          <table:table-cell table:style-name="ce13" office:value-type="string" calcext:value-type="string" table:number-columns-spanned="1" table:number-rows-spanned="3">
            <text:p>NUMÉRO</text:p>
          </table:table-cell>
          <table:table-cell table:style-name="ce13" office:value-type="string" calcext:value-type="string" table:number-columns-spanned="1" table:number-rows-spanned="3">
            <text:p>TITRE DE LA TÂCHE</text:p>
          </table:table-cell>
          <table:table-cell table:style-name="ce25" office:value-type="string" calcext:value-type="string" table:number-columns-spanned="15" table:number-rows-spanned="1">
            <text:p>PHASE UNE</text:p>
          </table:table-cell>
          <table:covered-table-cell table:number-columns-repeated="14" table:style-name="ce25"/>
          <table:table-cell table:style-name="ce66" office:value-type="string" calcext:value-type="string" table:number-columns-spanned="15" table:number-rows-spanned="1">
            <text:p>PHASE SIX SEVEN</text:p>
          </table:table-cell>
          <table:covered-table-cell table:number-columns-repeated="14" table:style-name="ce66"/>
          <table:table-cell table:style-name="ce75" office:value-type="string" calcext:value-type="string" table:number-columns-spanned="15" table:number-rows-spanned="1">
            <text:p>PHASE TROIS</text:p>
          </table:table-cell>
          <table:covered-table-cell table:number-columns-repeated="14" table:style-name="ce75"/>
          <table:table-cell table:style-name="ce81" office:value-type="string" calcext:value-type="string" table:number-columns-spanned="15" table:number-rows-spanned="1">
            <text:p>PHASE QUATRE</text:p>
          </table:table-cell>
          <table:covered-table-cell table:number-columns-repeated="14" table:style-name="ce81"/>
          <table:table-cell table:number-columns-repeated="2"/>
          <table:table-cell table:style-name="ce2"/>
          <table:table-cell table:number-columns-repeated="16315"/>
        </table:table-row>
        <table:table-row table:style-name="ro3">
          <table:table-cell table:style-name="ce4"/>
          <table:covered-table-cell table:number-columns-repeated="2" table:style-name="ce13"/>
          <table:table-cell table:style-name="ce26" office:value-type="string" calcext:value-type="string" table:number-columns-spanned="5" table:number-rows-spanned="1">
            <text:p>SEMAINE 1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SEMAINE 2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SEMAINE 3</text:p>
          </table:table-cell>
          <table:covered-table-cell table:number-columns-repeated="4" table:style-name="ce26"/>
          <table:table-cell table:style-name="ce67" office:value-type="string" calcext:value-type="string" table:number-columns-spanned="5" table:number-rows-spanned="1">
            <text:p>SEMAINE 4</text:p>
          </table:table-cell>
          <table:covered-table-cell table:number-columns-repeated="4" table:style-name="ce67"/>
          <table:table-cell table:style-name="ce67" office:value-type="string" calcext:value-type="string" table:number-columns-spanned="5" table:number-rows-spanned="1">
            <text:p>SEMAINE 5</text:p>
          </table:table-cell>
          <table:covered-table-cell table:number-columns-repeated="4" table:style-name="ce67"/>
          <table:table-cell table:style-name="ce67" office:value-type="string" calcext:value-type="string" table:number-columns-spanned="5" table:number-rows-spanned="1">
            <text:p>SEMAINE 6</text:p>
          </table:table-cell>
          <table:covered-table-cell table:number-columns-repeated="4" table:style-name="ce67"/>
          <table:table-cell table:style-name="ce76" office:value-type="string" calcext:value-type="string" table:number-columns-spanned="5" table:number-rows-spanned="1">
            <text:p>SEMAINE 7</text:p>
          </table:table-cell>
          <table:covered-table-cell table:number-columns-repeated="4" table:style-name="ce76"/>
          <table:table-cell table:style-name="ce76" office:value-type="string" calcext:value-type="string" table:number-columns-spanned="5" table:number-rows-spanned="1">
            <text:p>SEMAINE 8</text:p>
          </table:table-cell>
          <table:covered-table-cell table:number-columns-repeated="4" table:style-name="ce76"/>
          <table:table-cell table:style-name="ce76" office:value-type="string" calcext:value-type="string" table:number-columns-spanned="5" table:number-rows-spanned="1">
            <text:p>SEMAINE 9</text:p>
          </table:table-cell>
          <table:covered-table-cell table:number-columns-repeated="4" table:style-name="ce76"/>
          <table:table-cell table:style-name="ce82" office:value-type="string" calcext:value-type="string" table:number-columns-spanned="5" table:number-rows-spanned="1">
            <text:p>SEMAINE 10</text:p>
          </table:table-cell>
          <table:covered-table-cell table:number-columns-repeated="4" table:style-name="ce82"/>
          <table:table-cell table:style-name="ce82" office:value-type="string" calcext:value-type="string" table:number-columns-spanned="5" table:number-rows-spanned="1">
            <text:p>SEMAINE 11</text:p>
          </table:table-cell>
          <table:covered-table-cell table:number-columns-repeated="4" table:style-name="ce82"/>
          <table:table-cell table:style-name="ce82" office:value-type="string" calcext:value-type="string" table:number-columns-spanned="5" table:number-rows-spanned="1">
            <text:p>SEMAINE 12</text:p>
          </table:table-cell>
          <table:covered-table-cell table:number-columns-repeated="4" table:style-name="ce82"/>
          <table:table-cell table:number-columns-repeated="2"/>
          <table:table-cell table:style-name="ce4"/>
          <table:table-cell table:number-columns-repeated="16315"/>
        </table:table-row>
        <table:table-row table:style-name="ro3">
          <table:table-cell table:style-name="ce5"/>
          <table:covered-table-cell table:number-columns-repeated="2" table:style-name="ce13"/>
          <table:table-cell table:style-name="ce27" office:value-type="string" calcext:value-type="string">
            <text:p>L</text:p>
          </table:table-cell>
          <table:table-cell table:number-columns-repeated="2" table:style-name="ce27" office:value-type="string" calcext:value-type="string">
            <text:p>M</text:p>
          </table:table-cell>
          <table:table-cell table:style-name="ce27" office:value-type="string" calcext:value-type="string">
            <text:p>J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L</text:p>
          </table:table-cell>
          <table:table-cell table:number-columns-repeated="2" table:style-name="ce27" office:value-type="string" calcext:value-type="string">
            <text:p>M</text:p>
          </table:table-cell>
          <table:table-cell table:style-name="ce27" office:value-type="string" calcext:value-type="string">
            <text:p>J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L</text:p>
          </table:table-cell>
          <table:table-cell table:number-columns-repeated="2" table:style-name="ce27" office:value-type="string" calcext:value-type="string">
            <text:p>M</text:p>
          </table:table-cell>
          <table:table-cell table:style-name="ce27" office:value-type="string" calcext:value-type="string">
            <text:p>J</text:p>
          </table:table-cell>
          <table:table-cell table:style-name="ce27" office:value-type="string" calcext:value-type="string">
            <text:p>V</text:p>
          </table:table-cell>
          <table:table-cell table:style-name="ce68" office:value-type="string" calcext:value-type="string">
            <text:p>L</text:p>
          </table:table-cell>
          <table:table-cell table:number-columns-repeated="2" table:style-name="ce68" office:value-type="string" calcext:value-type="string">
            <text:p>M</text:p>
          </table:table-cell>
          <table:table-cell table:style-name="ce68" office:value-type="string" calcext:value-type="string">
            <text:p>J</text:p>
          </table:table-cell>
          <table:table-cell table:style-name="ce68" office:value-type="string" calcext:value-type="string">
            <text:p>V</text:p>
          </table:table-cell>
          <table:table-cell table:style-name="ce68" office:value-type="string" calcext:value-type="string">
            <text:p>L</text:p>
          </table:table-cell>
          <table:table-cell table:number-columns-repeated="2" table:style-name="ce68" office:value-type="string" calcext:value-type="string">
            <text:p>M</text:p>
          </table:table-cell>
          <table:table-cell table:style-name="ce68" office:value-type="string" calcext:value-type="string">
            <text:p>J</text:p>
          </table:table-cell>
          <table:table-cell table:style-name="ce68" office:value-type="string" calcext:value-type="string">
            <text:p>V</text:p>
          </table:table-cell>
          <table:table-cell table:style-name="ce68" office:value-type="string" calcext:value-type="string">
            <text:p>L</text:p>
          </table:table-cell>
          <table:table-cell table:number-columns-repeated="2" table:style-name="ce68" office:value-type="string" calcext:value-type="string">
            <text:p>M</text:p>
          </table:table-cell>
          <table:table-cell table:style-name="ce68" office:value-type="string" calcext:value-type="string">
            <text:p>J</text:p>
          </table:table-cell>
          <table:table-cell table:style-name="ce68" office:value-type="string" calcext:value-type="string">
            <text:p>V</text:p>
          </table:table-cell>
          <table:table-cell table:style-name="ce77" office:value-type="string" calcext:value-type="string">
            <text:p>L</text:p>
          </table:table-cell>
          <table:table-cell table:number-columns-repeated="2" table:style-name="ce77" office:value-type="string" calcext:value-type="string">
            <text:p>M</text:p>
          </table:table-cell>
          <table:table-cell table:style-name="ce77" office:value-type="string" calcext:value-type="string">
            <text:p>J</text:p>
          </table:table-cell>
          <table:table-cell table:style-name="ce77" office:value-type="string" calcext:value-type="string">
            <text:p>V</text:p>
          </table:table-cell>
          <table:table-cell table:style-name="ce77" office:value-type="string" calcext:value-type="string">
            <text:p>L</text:p>
          </table:table-cell>
          <table:table-cell table:number-columns-repeated="2" table:style-name="ce77" office:value-type="string" calcext:value-type="string">
            <text:p>M</text:p>
          </table:table-cell>
          <table:table-cell table:style-name="ce77" office:value-type="string" calcext:value-type="string">
            <text:p>J</text:p>
          </table:table-cell>
          <table:table-cell table:style-name="ce77" office:value-type="string" calcext:value-type="string">
            <text:p>V</text:p>
          </table:table-cell>
          <table:table-cell table:style-name="ce77" office:value-type="string" calcext:value-type="string">
            <text:p>L</text:p>
          </table:table-cell>
          <table:table-cell table:number-columns-repeated="2" table:style-name="ce77" office:value-type="string" calcext:value-type="string">
            <text:p>M</text:p>
          </table:table-cell>
          <table:table-cell table:style-name="ce77" office:value-type="string" calcext:value-type="string">
            <text:p>J</text:p>
          </table:table-cell>
          <table:table-cell table:style-name="ce77" office:value-type="string" calcext:value-type="string">
            <text:p>V</text:p>
          </table:table-cell>
          <table:table-cell table:style-name="ce83" office:value-type="string" calcext:value-type="string">
            <text:p>L</text:p>
          </table:table-cell>
          <table:table-cell table:number-columns-repeated="2" table:style-name="ce83" office:value-type="string" calcext:value-type="string">
            <text:p>M</text:p>
          </table:table-cell>
          <table:table-cell table:style-name="ce83" office:value-type="string" calcext:value-type="string">
            <text:p>J</text:p>
          </table:table-cell>
          <table:table-cell table:style-name="ce83" office:value-type="string" calcext:value-type="string">
            <text:p>V</text:p>
          </table:table-cell>
          <table:table-cell table:style-name="ce83" office:value-type="string" calcext:value-type="string">
            <text:p>L</text:p>
          </table:table-cell>
          <table:table-cell table:number-columns-repeated="2" table:style-name="ce83" office:value-type="string" calcext:value-type="string">
            <text:p>M</text:p>
          </table:table-cell>
          <table:table-cell table:style-name="ce83" office:value-type="string" calcext:value-type="string">
            <text:p>J</text:p>
          </table:table-cell>
          <table:table-cell table:style-name="ce83" office:value-type="string" calcext:value-type="string">
            <text:p>V</text:p>
          </table:table-cell>
          <table:table-cell table:style-name="ce83" office:value-type="string" calcext:value-type="string">
            <text:p>L</text:p>
          </table:table-cell>
          <table:table-cell table:number-columns-repeated="2" table:style-name="ce83" office:value-type="string" calcext:value-type="string">
            <text:p>M</text:p>
          </table:table-cell>
          <table:table-cell table:style-name="ce83" office:value-type="string" calcext:value-type="string">
            <text:p>J</text:p>
          </table:table-cell>
          <table:table-cell table:style-name="ce83" office:value-type="string" calcext:value-type="string">
            <text:p>V</text:p>
          </table:table-cell>
          <table:table-cell table:number-columns-repeated="2"/>
          <table:table-cell table:style-name="ce5"/>
          <table:table-cell table:number-columns-repeated="16315"/>
        </table:table-row>
        <table:table-row table:style-name="ro2">
          <table:table-cell table:style-name="ce2"/>
          <table:table-cell table:style-name="ce14" office:value-type="float" office:value="1" calcext:value-type="float">
            <text:p>1</text:p>
          </table:table-cell>
          <table:table-cell table:style-name="ce19" office:value-type="string" calcext:value-type="string">
            <text:p>Initialisation</text:p>
          </table:table-cell>
          <table:table-cell table:style-name="ce28"/>
          <table:table-cell table:style-name="ce35"/>
          <table:table-cell table:style-name="ce41" table:number-columns-repeated="2"/>
          <table:table-cell table:style-name="ce28" table:number-columns-repeated="56"/>
          <table:table-cell table:number-columns-repeated="2"/>
          <table:table-cell table:style-name="ce2"/>
          <table:table-cell table:number-columns-repeated="16315"/>
        </table:table-row>
        <table:table-row-group>
          <table:table-row table:style-name="ro3">
            <table:table-cell table:style-name="ce6"/>
            <table:table-cell table:style-name="ce15" office:value-type="date" office:date-value="2018-01-01" calcext:value-type="date">
              <text:p>1.1</text:p>
            </table:table-cell>
            <table:table-cell table:style-name="ce20" office:value-type="string" calcext:value-type="string">
              <text:p>Initialisation GitHub</text:p>
            </table:table-cell>
            <table:table-cell table:style-name="ce29"/>
            <table:table-cell table:style-name="ce36"/>
            <table:table-cell table:style-name="ce42" table:number-columns-repeated="2"/>
            <table:table-cell table:style-name="ce56"/>
            <table:table-cell table:style-name="ce58" table:number-columns-repeated="5"/>
            <table:table-cell table:style-name="ce48" table:number-columns-repeated="10"/>
            <table:table-cell table:style-name="ce56" table:number-columns-repeated="5"/>
            <table:table-cell table:style-name="ce48" table:number-columns-repeated="10"/>
            <table:table-cell table:style-name="ce78" table:number-columns-repeated="5"/>
            <table:table-cell table:style-name="ce48" table:number-columns-repeated="10"/>
            <table:table-cell table:style-name="ce84" table:number-columns-repeated="5"/>
            <table:table-cell table:style-name="ce48" table:number-columns-repeated="4"/>
            <table:table-cell table:style-name="ce87"/>
            <table:table-cell table:number-columns-repeated="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5" office:value-type="date" office:date-value="2018-02-01" calcext:value-type="date">
              <text:p>1.2</text:p>
            </table:table-cell>
            <table:table-cell table:style-name="ce20" office:value-type="string" calcext:value-type="string">
              <text:p>Installation SDL2</text:p>
            </table:table-cell>
            <table:table-cell table:style-name="ce30"/>
            <table:table-cell table:style-name="ce37"/>
            <table:table-cell table:style-name="ce43"/>
            <table:table-cell table:style-name="ce54" table:number-columns-repeated="2"/>
            <table:table-cell table:style-name="ce58" table:number-columns-repeated="5"/>
            <table:table-cell table:style-name="ce47" table:number-columns-repeated="10"/>
            <table:table-cell table:style-name="ce69" table:number-columns-repeated="5"/>
            <table:table-cell table:style-name="ce47" table:number-columns-repeated="10"/>
            <table:table-cell table:style-name="ce79" table:number-columns-repeated="5"/>
            <table:table-cell table:style-name="ce47" table:number-columns-repeated="10"/>
            <table:table-cell table:style-name="ce85" table:number-columns-repeated="5"/>
            <table:table-cell table:style-name="ce47" table:number-columns-repeated="4"/>
            <table:table-cell table:style-name="ce88"/>
            <table:table-cell table:number-columns-repeated="2"/>
            <table:table-cell table:style-name="ce6"/>
            <table:table-cell table:number-columns-repeated="16315"/>
          </table:table-row>
        </table:table-row-group>
        <table:table-row table:style-name="ro2">
          <table:table-cell table:style-name="ce2"/>
          <table:table-cell table:style-name="ce14" office:value-type="float" office:value="2" calcext:value-type="float">
            <text:p>2</text:p>
          </table:table-cell>
          <table:table-cell table:style-name="ce19" office:value-type="string" calcext:value-type="string">
            <text:p>Préparation</text:p>
          </table:table-cell>
          <table:table-cell table:style-name="ce28"/>
          <table:table-cell table:style-name="ce35"/>
          <table:table-cell table:style-name="ce41" table:number-columns-repeated="2"/>
          <table:table-cell table:style-name="ce28" table:number-columns-repeated="56"/>
          <table:table-cell table:number-columns-repeated="2"/>
          <table:table-cell table:style-name="ce2"/>
          <table:table-cell table:number-columns-repeated="16315"/>
        </table:table-row>
        <table:table-row-group>
          <table:table-row table:style-name="ro3">
            <table:table-cell table:style-name="ce6"/>
            <table:table-cell table:style-name="ce15" office:value-type="date" office:date-value="2018-01-02" calcext:value-type="date">
              <text:p>2.1</text:p>
            </table:table-cell>
            <table:table-cell table:style-name="ce20" office:value-type="string" calcext:value-type="string">
              <text:p>Règles du jeu</text:p>
            </table:table-cell>
            <table:table-cell table:style-name="ce31"/>
            <table:table-cell table:style-name="ce36"/>
            <table:table-cell table:style-name="ce44" table:number-columns-repeated="8"/>
            <table:table-cell table:style-name="ce48" table:number-columns-repeated="10"/>
            <table:table-cell table:style-name="ce56" table:number-columns-repeated="5"/>
            <table:table-cell table:style-name="ce48" table:number-columns-repeated="10"/>
            <table:table-cell table:style-name="ce78" table:number-columns-repeated="5"/>
            <table:table-cell table:style-name="ce48" table:number-columns-repeated="10"/>
            <table:table-cell table:style-name="ce84" table:number-columns-repeated="5"/>
            <table:table-cell table:style-name="ce48" table:number-columns-repeated="4"/>
            <table:table-cell table:style-name="ce87"/>
            <table:table-cell table:number-columns-repeated="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5" office:value-type="date" office:date-value="2018-02-02" calcext:value-type="date">
              <text:p>2.2</text:p>
            </table:table-cell>
            <table:table-cell table:style-name="ce20" office:value-type="string" calcext:value-type="string">
              <text:p>Maquette de la carte</text:p>
            </table:table-cell>
            <table:table-cell table:style-name="ce32"/>
            <table:table-cell table:style-name="ce37"/>
            <table:table-cell table:style-name="ce44" table:number-columns-repeated="16"/>
            <table:table-cell table:style-name="ce47" table:number-columns-repeated="2"/>
            <table:table-cell table:style-name="ce56" table:number-columns-repeated="5"/>
            <table:table-cell table:style-name="ce47" table:number-columns-repeated="10"/>
            <table:table-cell table:style-name="ce79" table:number-columns-repeated="5"/>
            <table:table-cell table:style-name="ce47" table:number-columns-repeated="10"/>
            <table:table-cell table:style-name="ce85" table:number-columns-repeated="5"/>
            <table:table-cell table:style-name="ce47" table:number-columns-repeated="4"/>
            <table:table-cell table:style-name="ce88"/>
            <table:table-cell table:number-columns-repeated="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5" office:value-type="date" office:date-value="2018-03-02" calcext:value-type="date">
              <text:p>2.3</text:p>
            </table:table-cell>
            <table:table-cell table:style-name="ce20" office:value-type="string" calcext:value-type="string">
              <text:p>Attributs des personnages</text:p>
            </table:table-cell>
            <table:table-cell table:style-name="ce32"/>
            <table:table-cell table:style-name="ce37"/>
            <table:table-cell table:style-name="ce45" table:number-columns-repeated="3"/>
            <table:table-cell table:style-name="ce58" table:number-columns-repeated="5"/>
            <table:table-cell table:style-name="ce44" table:number-columns-repeated="8"/>
            <table:table-cell table:style-name="ce47"/>
            <table:table-cell table:style-name="ce44"/>
            <table:table-cell table:style-name="ce69"/>
            <table:table-cell table:style-name="ce44"/>
            <table:table-cell table:style-name="ce69"/>
            <table:table-cell table:style-name="ce44"/>
            <table:table-cell table:style-name="ce69"/>
            <table:table-cell table:style-name="ce44"/>
            <table:table-cell table:style-name="ce47"/>
            <table:table-cell table:style-name="ce44"/>
            <table:table-cell table:style-name="ce47"/>
            <table:table-cell table:style-name="ce44"/>
            <table:table-cell table:style-name="ce47"/>
            <table:table-cell table:style-name="ce44"/>
            <table:table-cell table:style-name="ce47"/>
            <table:table-cell table:style-name="ce44"/>
            <table:table-cell table:style-name="ce47"/>
            <table:table-cell table:style-name="ce44"/>
            <table:table-cell table:style-name="ce79"/>
            <table:table-cell table:style-name="ce44"/>
            <table:table-cell table:style-name="ce79"/>
            <table:table-cell table:style-name="ce44"/>
            <table:table-cell table:style-name="ce47"/>
            <table:table-cell table:style-name="ce44"/>
            <table:table-cell table:style-name="ce47"/>
            <table:table-cell table:style-name="ce44"/>
            <table:table-cell table:style-name="ce47" table:number-columns-repeated="6"/>
            <table:table-cell table:style-name="ce85" table:number-columns-repeated="5"/>
            <table:table-cell table:style-name="ce47" table:number-columns-repeated="4"/>
            <table:table-cell table:style-name="ce88"/>
            <table:table-cell table:number-columns-repeated="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5" office:value-type="date" office:date-value="2018-04-02" calcext:value-type="date">
              <text:p>2.4</text:p>
            </table:table-cell>
            <table:table-cell table:style-name="ce20" office:value-type="string" calcext:value-type="string">
              <text:p>Quêtes</text:p>
            </table:table-cell>
            <table:table-cell table:style-name="ce32"/>
            <table:table-cell table:style-name="ce37"/>
            <table:table-cell table:style-name="ce45" table:number-columns-repeated="3"/>
            <table:table-cell table:style-name="ce58" table:number-columns-repeated="5"/>
            <table:table-cell table:style-name="ce45" table:number-columns-repeated="10"/>
            <table:table-cell table:style-name="ce56" table:number-columns-repeated="5"/>
            <table:table-cell table:style-name="ce47" table:number-columns-repeated="10"/>
            <table:table-cell table:style-name="ce79" table:number-columns-repeated="5"/>
            <table:table-cell table:style-name="ce47" table:number-columns-repeated="10"/>
            <table:table-cell table:style-name="ce85" table:number-columns-repeated="5"/>
            <table:table-cell table:style-name="ce47" table:number-columns-repeated="4"/>
            <table:table-cell table:style-name="ce88"/>
            <table:table-cell table:number-columns-repeated="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5" office:value-type="date" office:date-value="2026-05-02" calcext:value-type="date">
              <text:p>2.5</text:p>
            </table:table-cell>
            <table:table-cell table:style-name="ce20" office:value-type="string" calcext:value-type="string">
              <text:p>Règles des combats</text:p>
            </table:table-cell>
            <table:table-cell table:style-name="ce32"/>
            <table:table-cell table:style-name="ce37"/>
            <table:table-cell table:style-name="ce45" table:number-columns-repeated="3"/>
            <table:table-cell table:style-name="ce58" table:number-columns-repeated="5"/>
            <table:table-cell table:style-name="ce45" table:number-columns-repeated="5"/>
            <table:table-cell table:style-name="ce44" table:number-columns-repeated="15"/>
            <table:table-cell table:style-name="ce47" table:number-columns-repeated="5"/>
            <table:table-cell table:style-name="ce79" table:number-columns-repeated="5"/>
            <table:table-cell table:style-name="ce47" table:number-columns-repeated="10"/>
            <table:table-cell table:style-name="ce85" table:number-columns-repeated="5"/>
            <table:table-cell table:style-name="ce47" table:number-columns-repeated="4"/>
            <table:table-cell table:style-name="ce88"/>
            <table:table-cell table:number-columns-repeated="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5" office:value-type="date" office:date-value="2026-06-02" calcext:value-type="date">
              <text:p>2.6</text:p>
            </table:table-cell>
            <table:table-cell table:style-name="ce20" office:value-type="string" calcext:value-type="string">
              <text:p>Attributs des monstres</text:p>
            </table:table-cell>
            <table:table-cell table:style-name="ce32"/>
            <table:table-cell table:style-name="ce37"/>
            <table:table-cell table:style-name="ce45" table:number-columns-repeated="3"/>
            <table:table-cell table:style-name="ce58" table:number-columns-repeated="5"/>
            <table:table-cell table:style-name="ce45" table:number-columns-repeated="5"/>
            <table:table-cell table:style-name="ce44" table:number-columns-repeated="5"/>
            <table:table-cell table:style-name="ce56" table:number-columns-repeated="5"/>
            <table:table-cell table:style-name="ce45" table:number-columns-repeated="5"/>
            <table:table-cell table:style-name="ce47" table:number-columns-repeated="5"/>
            <table:table-cell table:style-name="ce79" table:number-columns-repeated="5"/>
            <table:table-cell table:style-name="ce47" table:number-columns-repeated="10"/>
            <table:table-cell table:style-name="ce85" table:number-columns-repeated="5"/>
            <table:table-cell table:style-name="ce47" table:number-columns-repeated="4"/>
            <table:table-cell table:style-name="ce88"/>
            <table:table-cell table:number-columns-repeated="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6"/>
            <table:table-cell table:style-name="ce21"/>
            <table:table-cell table:style-name="ce33"/>
            <table:table-cell table:style-name="ce38"/>
            <table:table-cell table:style-name="ce46" table:number-columns-repeated="3"/>
            <table:table-cell table:style-name="ce59" table:number-columns-repeated="5"/>
            <table:table-cell table:style-name="ce46" table:number-columns-repeated="10"/>
            <table:table-cell table:style-name="ce70" table:number-columns-repeated="5"/>
            <table:table-cell table:style-name="ce46" table:number-columns-repeated="10"/>
            <table:table-cell table:style-name="ce80" table:number-columns-repeated="5"/>
            <table:table-cell table:style-name="ce46" table:number-columns-repeated="10"/>
            <table:table-cell table:style-name="ce86" table:number-columns-repeated="5"/>
            <table:table-cell table:style-name="ce46" table:number-columns-repeated="5"/>
            <table:table-cell table:number-columns-repeated="2"/>
            <table:table-cell table:style-name="ce6"/>
            <table:table-cell table:number-columns-repeated="16315"/>
          </table:table-row>
        </table:table-row-group>
        <table:table-row table:style-name="ro2">
          <table:table-cell table:style-name="ce2"/>
          <table:table-cell table:style-name="ce14" office:value-type="float" office:value="3" calcext:value-type="float">
            <text:p>3</text:p>
          </table:table-cell>
          <table:table-cell table:style-name="ce19" office:value-type="string" calcext:value-type="string">
            <text:p>Codage &amp; Test</text:p>
          </table:table-cell>
          <table:table-cell table:style-name="ce28"/>
          <table:table-cell table:style-name="ce35"/>
          <table:table-cell table:style-name="ce41" table:number-columns-repeated="2"/>
          <table:table-cell table:style-name="ce28" table:number-columns-repeated="56"/>
          <table:table-cell table:number-columns-repeated="2"/>
          <table:table-cell table:style-name="ce2"/>
          <table:table-cell table:number-columns-repeated="16315"/>
        </table:table-row>
        <table:table-row-group>
          <table:table-row table:style-name="ro3">
            <table:table-cell table:style-name="ce6"/>
            <table:table-cell table:style-name="ce15" office:value-type="date" office:date-value="2018-01-03" calcext:value-type="date">
              <text:p>3.1</text:p>
            </table:table-cell>
            <table:table-cell table:style-name="ce20" office:value-type="string" calcext:value-type="string">
              <text:p>Génération aléatoire</text:p>
            </table:table-cell>
            <table:table-cell table:style-name="ce31"/>
            <table:table-cell table:style-name="ce36"/>
            <table:table-cell table:style-name="ce44" table:number-columns-repeated="18"/>
            <table:table-cell table:style-name="ce56" table:number-columns-repeated="5"/>
            <table:table-cell table:style-name="ce48" table:number-columns-repeated="10"/>
            <table:table-cell table:style-name="ce78" table:number-columns-repeated="5"/>
            <table:table-cell table:style-name="ce48" table:number-columns-repeated="5"/>
            <table:table-cell table:style-name="ce47" table:number-columns-repeated="5"/>
            <table:table-cell table:style-name="ce84" table:number-columns-repeated="5"/>
            <table:table-cell table:style-name="ce48" table:number-columns-repeated="4"/>
            <table:table-cell table:style-name="ce87"/>
            <table:table-cell table:number-columns-repeated="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5" office:value-type="string" calcext:value-type="string">
              <text:p>3 .1.1</text:p>
            </table:table-cell>
            <table:table-cell table:style-name="ce20" office:value-type="string" calcext:value-type="string">
              <text:p>Génération de l’eau</text:p>
            </table:table-cell>
            <table:table-cell table:style-name="ce31"/>
            <table:table-cell table:style-name="ce36"/>
            <table:table-cell table:style-name="ce44" table:number-columns-repeated="8"/>
            <table:table-cell table:style-name="ce48" table:number-columns-repeated="10"/>
            <table:table-cell table:style-name="ce56" table:number-columns-repeated="5"/>
            <table:table-cell table:style-name="ce48" table:number-columns-repeated="10"/>
            <table:table-cell table:style-name="ce44" table:number-columns-repeated="5"/>
            <table:table-cell table:style-name="ce48" table:number-columns-repeated="5"/>
            <table:table-cell table:style-name="ce47" table:number-columns-repeated="5"/>
            <table:table-cell table:style-name="ce84" table:number-columns-repeated="5"/>
            <table:table-cell table:style-name="ce48" table:number-columns-repeated="4"/>
            <table:table-cell table:style-name="ce87"/>
            <table:table-cell table:number-columns-repeated="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5" office:value-type="string" calcext:value-type="string">
              <text:p>3 .1.2</text:p>
            </table:table-cell>
            <table:table-cell table:style-name="ce20" office:value-type="string" calcext:value-type="string">
              <text:p>Génération de la carte</text:p>
            </table:table-cell>
            <table:table-cell table:style-name="ce31"/>
            <table:table-cell table:style-name="ce36"/>
            <table:table-cell table:style-name="ce44" table:number-columns-repeated="8"/>
            <table:table-cell table:style-name="ce48" table:number-columns-repeated="10"/>
            <table:table-cell table:style-name="ce56" table:number-columns-repeated="5"/>
            <table:table-cell table:style-name="ce48" table:number-columns-repeated="10"/>
            <table:table-cell table:style-name="ce44" table:number-columns-repeated="5"/>
            <table:table-cell table:style-name="ce48" table:number-columns-repeated="5"/>
            <table:table-cell table:style-name="ce47" table:number-columns-repeated="5"/>
            <table:table-cell table:style-name="ce84" table:number-columns-repeated="5"/>
            <table:table-cell table:style-name="ce48" table:number-columns-repeated="4"/>
            <table:table-cell table:style-name="ce87"/>
            <table:table-cell table:number-columns-repeated="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5" office:value-type="string" calcext:value-type="string">
              <text:p>3 .1.3</text:p>
            </table:table-cell>
            <table:table-cell table:style-name="ce20" office:value-type="string" calcext:value-type="string">
              <text:p>Génération des biomes</text:p>
            </table:table-cell>
            <table:table-cell table:style-name="ce31"/>
            <table:table-cell table:style-name="ce36"/>
            <table:table-cell table:style-name="ce44" table:number-columns-repeated="18"/>
            <table:table-cell table:style-name="ce56" table:number-columns-repeated="5"/>
            <table:table-cell table:style-name="ce48" table:number-columns-repeated="10"/>
            <table:table-cell table:style-name="ce44" table:number-columns-repeated="5"/>
            <table:table-cell table:style-name="ce48" table:number-columns-repeated="5"/>
            <table:table-cell table:style-name="ce47" table:number-columns-repeated="5"/>
            <table:table-cell table:style-name="ce84" table:number-columns-repeated="5"/>
            <table:table-cell table:style-name="ce48" table:number-columns-repeated="4"/>
            <table:table-cell table:style-name="ce87"/>
            <table:table-cell table:number-columns-repeated="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5" office:value-type="date" office:date-value="2018-02-03" calcext:value-type="date">
              <text:p>3.2</text:p>
            </table:table-cell>
            <table:table-cell table:style-name="ce20" office:value-type="string" calcext:value-type="string">
              <text:p>Affichage de la carte</text:p>
            </table:table-cell>
            <table:table-cell table:style-name="ce32"/>
            <table:table-cell table:style-name="ce37"/>
            <table:table-cell table:style-name="ce44" table:number-columns-repeated="18"/>
            <table:table-cell table:style-name="ce69" table:number-columns-repeated="5"/>
            <table:table-cell table:style-name="ce47" table:number-columns-repeated="10"/>
            <table:table-cell table:style-name="ce79" table:number-columns-repeated="5"/>
            <table:table-cell table:style-name="ce47" table:number-columns-repeated="10"/>
            <table:table-cell table:style-name="ce85" table:number-columns-repeated="5"/>
            <table:table-cell table:style-name="ce47" table:number-columns-repeated="4"/>
            <table:table-cell table:style-name="ce88"/>
            <table:table-cell table:number-columns-repeated="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7" office:value-type="string" calcext:value-type="string">
              <text:p>3.2.1</text:p>
            </table:table-cell>
            <table:table-cell table:style-name="ce20" office:value-type="string" calcext:value-type="string">
              <text:p>Affichage en mode terminal</text:p>
            </table:table-cell>
            <table:table-cell table:style-name="ce32"/>
            <table:table-cell table:style-name="ce37"/>
            <table:table-cell table:style-name="ce44" table:number-columns-repeated="3"/>
            <table:table-cell table:style-name="ce58" table:number-columns-repeated="5"/>
            <table:table-cell table:style-name="ce48" table:number-columns-repeated="4"/>
            <table:table-cell table:style-name="ce47" table:number-columns-repeated="6"/>
            <table:table-cell table:style-name="ce69" table:number-columns-repeated="5"/>
            <table:table-cell table:style-name="ce47" table:number-columns-repeated="10"/>
            <table:table-cell table:style-name="ce79" table:number-columns-repeated="5"/>
            <table:table-cell table:style-name="ce47" table:number-columns-repeated="10"/>
            <table:table-cell table:style-name="ce85" table:number-columns-repeated="5"/>
            <table:table-cell table:style-name="ce47" table:number-columns-repeated="4"/>
            <table:table-cell table:style-name="ce88"/>
            <table:table-cell table:number-columns-repeated="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7" office:value-type="string" calcext:value-type="string">
              <text:p>3.2.2</text:p>
            </table:table-cell>
            <table:table-cell table:style-name="ce20" office:value-type="string" calcext:value-type="string">
              <text:p>Affichage avec SDL2</text:p>
            </table:table-cell>
            <table:table-cell table:style-name="ce32"/>
            <table:table-cell table:style-name="ce37"/>
            <table:table-cell table:style-name="ce47" table:number-columns-repeated="3"/>
            <table:table-cell table:style-name="ce44" table:number-columns-repeated="10"/>
            <table:table-cell table:style-name="ce47" table:number-columns-repeated="5"/>
            <table:table-cell table:style-name="ce69" table:number-columns-repeated="5"/>
            <table:table-cell table:style-name="ce47" table:number-columns-repeated="10"/>
            <table:table-cell table:style-name="ce79" table:number-columns-repeated="5"/>
            <table:table-cell table:style-name="ce47" table:number-columns-repeated="10"/>
            <table:table-cell table:style-name="ce85" table:number-columns-repeated="5"/>
            <table:table-cell table:style-name="ce47" table:number-columns-repeated="4"/>
            <table:table-cell table:style-name="ce88"/>
            <table:table-cell table:number-columns-repeated="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5" office:value-type="date" office:date-value="2018-03-03" calcext:value-type="date">
              <text:p>3.3</text:p>
            </table:table-cell>
            <table:table-cell table:style-name="ce20" office:value-type="string" calcext:value-type="string">
              <text:p>Personnages</text:p>
            </table:table-cell>
            <table:table-cell table:style-name="ce32"/>
            <table:table-cell table:style-name="ce37"/>
            <table:table-cell table:style-name="ce47" table:number-columns-repeated="3"/>
            <table:table-cell table:style-name="ce58" table:number-columns-repeated="5"/>
            <table:table-cell table:style-name="ce48" table:number-columns-repeated="4"/>
            <table:table-cell table:style-name="ce47"/>
            <table:table-cell table:style-name="ce44" table:number-columns-repeated="10"/>
            <table:table-cell table:style-name="ce47" table:number-columns-repeated="10"/>
            <table:table-cell table:style-name="ce79" table:number-columns-repeated="5"/>
            <table:table-cell table:style-name="ce47" table:number-columns-repeated="10"/>
            <table:table-cell table:style-name="ce85" table:number-columns-repeated="5"/>
            <table:table-cell table:style-name="ce47" table:number-columns-repeated="4"/>
            <table:table-cell table:style-name="ce88"/>
            <table:table-cell table:number-columns-repeated="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5" office:value-type="string" calcext:value-type="string">
              <text:p>3 .3.1</text:p>
            </table:table-cell>
            <table:table-cell table:style-name="ce20" office:value-type="string" calcext:value-type="string">
              <text:p>Création et attributs</text:p>
            </table:table-cell>
            <table:table-cell table:style-name="ce32"/>
            <table:table-cell table:style-name="ce37"/>
            <table:table-cell table:style-name="ce47" table:number-columns-repeated="3"/>
            <table:table-cell table:style-name="ce58" table:number-columns-repeated="5"/>
            <table:table-cell table:style-name="ce48" table:number-columns-repeated="4"/>
            <table:table-cell table:style-name="ce47"/>
            <table:table-cell table:style-name="ce44" table:number-columns-repeated="5"/>
            <table:table-cell table:style-name="ce69" table:number-columns-repeated="5"/>
            <table:table-cell table:style-name="ce47" table:number-columns-repeated="10"/>
            <table:table-cell table:style-name="ce79" table:number-columns-repeated="5"/>
            <table:table-cell table:style-name="ce47" table:number-columns-repeated="10"/>
            <table:table-cell table:style-name="ce85" table:number-columns-repeated="5"/>
            <table:table-cell table:style-name="ce47" table:number-columns-repeated="4"/>
            <table:table-cell table:style-name="ce88"/>
            <table:table-cell table:number-columns-repeated="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5" office:value-type="string" calcext:value-type="string">
              <text:p>3 .3.2</text:p>
            </table:table-cell>
            <table:table-cell table:style-name="ce20" office:value-type="string" calcext:value-type="string">
              <text:p>Affichage des personnages</text:p>
            </table:table-cell>
            <table:table-cell table:style-name="ce32"/>
            <table:table-cell table:style-name="ce37"/>
            <table:table-cell table:style-name="ce47" table:number-columns-repeated="3"/>
            <table:table-cell table:style-name="ce58" table:number-columns-repeated="5"/>
            <table:table-cell table:style-name="ce48" table:number-columns-repeated="4"/>
            <table:table-cell table:style-name="ce47"/>
            <table:table-cell table:style-name="ce44" table:number-columns-repeated="5"/>
            <table:table-cell table:style-name="ce69" table:number-columns-repeated="5"/>
            <table:table-cell table:style-name="ce47" table:number-columns-repeated="10"/>
            <table:table-cell table:style-name="ce79" table:number-columns-repeated="5"/>
            <table:table-cell table:style-name="ce43" table:number-columns-repeated="5"/>
            <table:table-cell table:style-name="ce47" table:number-columns-repeated="5"/>
            <table:table-cell table:style-name="ce85" table:number-columns-repeated="5"/>
            <table:table-cell table:style-name="ce47" table:number-columns-repeated="4"/>
            <table:table-cell table:style-name="ce88"/>
            <table:table-cell table:number-columns-repeated="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7" office:value-type="string" calcext:value-type="string">
              <text:p>3.4</text:p>
            </table:table-cell>
            <table:table-cell table:style-name="ce20" office:value-type="string" calcext:value-type="string">
              <text:p>Création des menus</text:p>
            </table:table-cell>
            <table:table-cell table:style-name="ce32"/>
            <table:table-cell table:style-name="ce37"/>
            <table:table-cell table:style-name="ce47" table:number-columns-repeated="3"/>
            <table:table-cell table:style-name="ce58" table:number-columns-repeated="5"/>
            <table:table-cell table:style-name="ce48" table:number-columns-repeated="4"/>
            <table:table-cell table:style-name="ce47" table:number-columns-repeated="6"/>
            <table:table-cell table:style-name="ce69" table:number-columns-repeated="5"/>
            <table:table-cell table:style-name="ce44" table:number-columns-repeated="10"/>
            <table:table-cell table:style-name="ce79" table:number-columns-repeated="5"/>
            <table:table-cell table:style-name="ce43" table:number-columns-repeated="5"/>
            <table:table-cell table:style-name="ce47" table:number-columns-repeated="5"/>
            <table:table-cell table:style-name="ce85" table:number-columns-repeated="5"/>
            <table:table-cell table:style-name="ce47" table:number-columns-repeated="4"/>
            <table:table-cell table:style-name="ce88"/>
            <table:table-cell table:number-columns-repeated="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7" office:value-type="string" calcext:value-type="string">
              <text:p>3 .5</text:p>
            </table:table-cell>
            <table:table-cell table:style-name="ce20" office:value-type="string" calcext:value-type="string">
              <text:p>Combats</text:p>
            </table:table-cell>
            <table:table-cell table:style-name="ce32"/>
            <table:table-cell table:style-name="ce37"/>
            <table:table-cell table:style-name="ce47" table:number-columns-repeated="3"/>
            <table:table-cell table:style-name="ce58" table:number-columns-repeated="5"/>
            <table:table-cell table:style-name="ce48" table:number-columns-repeated="4"/>
            <table:table-cell table:style-name="ce47" table:number-columns-repeated="6"/>
            <table:table-cell table:style-name="ce69" table:number-columns-repeated="5"/>
            <table:table-cell table:style-name="ce44" table:number-columns-repeated="15"/>
            <table:table-cell table:style-name="ce47" table:number-columns-repeated="10"/>
            <table:table-cell table:style-name="ce85" table:number-columns-repeated="5"/>
            <table:table-cell table:style-name="ce47" table:number-columns-repeated="4"/>
            <table:table-cell table:style-name="ce88"/>
            <table:table-cell table:number-columns-repeated="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7" office:value-type="string" calcext:value-type="string">
              <text:p>3 .5.2</text:p>
            </table:table-cell>
            <table:table-cell table:style-name="ce20" office:value-type="string" calcext:value-type="string">
              <text:p>Affichage des combats</text:p>
            </table:table-cell>
            <table:table-cell table:style-name="ce32"/>
            <table:table-cell table:style-name="ce37"/>
            <table:table-cell table:style-name="ce47" table:number-columns-repeated="3"/>
            <table:table-cell table:style-name="ce58" table:number-columns-repeated="5"/>
            <table:table-cell table:style-name="ce48" table:number-columns-repeated="4"/>
            <table:table-cell table:style-name="ce47" table:number-columns-repeated="6"/>
            <table:table-cell table:style-name="ce69" table:number-columns-repeated="5"/>
            <table:table-cell table:style-name="ce44" table:number-columns-repeated="15"/>
            <table:table-cell table:style-name="ce47" table:number-columns-repeated="10"/>
            <table:table-cell table:style-name="ce85" table:number-columns-repeated="5"/>
            <table:table-cell table:style-name="ce47" table:number-columns-repeated="4"/>
            <table:table-cell table:style-name="ce88"/>
            <table:table-cell table:number-columns-repeated="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7" office:value-type="string" calcext:value-type="string">
              <text:p>3 .5.3</text:p>
            </table:table-cell>
            <table:table-cell table:style-name="ce20" office:value-type="string" calcext:value-type="string">
              <text:p>Déroulement des combats</text:p>
            </table:table-cell>
            <table:table-cell table:style-name="ce32"/>
            <table:table-cell table:style-name="ce37"/>
            <table:table-cell table:style-name="ce47" table:number-columns-repeated="3"/>
            <table:table-cell table:style-name="ce58" table:number-columns-repeated="5"/>
            <table:table-cell table:style-name="ce48" table:number-columns-repeated="4"/>
            <table:table-cell table:style-name="ce47" table:number-columns-repeated="6"/>
            <table:table-cell table:style-name="ce69" table:number-columns-repeated="5"/>
            <table:table-cell table:style-name="ce44" table:number-columns-repeated="15"/>
            <table:table-cell table:style-name="ce47" table:number-columns-repeated="10"/>
            <table:table-cell table:style-name="ce85" table:number-columns-repeated="5"/>
            <table:table-cell table:style-name="ce47" table:number-columns-repeated="4"/>
            <table:table-cell table:style-name="ce88"/>
            <table:table-cell table:number-columns-repeated="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7" office:value-type="string" calcext:value-type="string">
              <text:p>3.6</text:p>
            </table:table-cell>
            <table:table-cell table:style-name="ce20" office:value-type="string" calcext:value-type="string">
              <text:p>Monstres</text:p>
            </table:table-cell>
            <table:table-cell table:style-name="ce32"/>
            <table:table-cell table:style-name="ce37"/>
            <table:table-cell table:style-name="ce47" table:number-columns-repeated="3"/>
            <table:table-cell table:style-name="ce58" table:number-columns-repeated="5"/>
            <table:table-cell table:style-name="ce48" table:number-columns-repeated="4"/>
            <table:table-cell table:style-name="ce47" table:number-columns-repeated="6"/>
            <table:table-cell table:style-name="ce44" table:number-columns-repeated="10"/>
            <table:table-cell table:style-name="ce47" table:number-columns-repeated="5"/>
            <table:table-cell table:style-name="ce79" table:number-columns-repeated="5"/>
            <table:table-cell table:style-name="ce47" table:number-columns-repeated="10"/>
            <table:table-cell table:style-name="ce85" table:number-columns-repeated="5"/>
            <table:table-cell table:style-name="ce47" table:number-columns-repeated="4"/>
            <table:table-cell table:style-name="ce88"/>
            <table:table-cell table:number-columns-repeated="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7" office:value-type="string" calcext:value-type="string">
              <text:p>3 .6.2</text:p>
            </table:table-cell>
            <table:table-cell table:style-name="ce20" office:value-type="string" calcext:value-type="string">
              <text:p>Affichage des monstres</text:p>
            </table:table-cell>
            <table:table-cell table:style-name="ce32"/>
            <table:table-cell table:style-name="ce37"/>
            <table:table-cell table:style-name="ce47" table:number-columns-repeated="3"/>
            <table:table-cell table:style-name="ce58" table:number-columns-repeated="5"/>
            <table:table-cell table:style-name="ce48" table:number-columns-repeated="4"/>
            <table:table-cell table:style-name="ce47" table:number-columns-repeated="6"/>
            <table:table-cell table:style-name="ce44" table:number-columns-repeated="10"/>
            <table:table-cell table:style-name="ce47" table:number-columns-repeated="5"/>
            <table:table-cell table:style-name="ce79" table:number-columns-repeated="5"/>
            <table:table-cell table:style-name="ce47" table:number-columns-repeated="10"/>
            <table:table-cell table:style-name="ce85" table:number-columns-repeated="5"/>
            <table:table-cell table:style-name="ce47" table:number-columns-repeated="4"/>
            <table:table-cell table:style-name="ce88"/>
            <table:table-cell table:number-columns-repeated="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7" office:value-type="string" calcext:value-type="string">
              <text:p>3.7</text:p>
            </table:table-cell>
            <table:table-cell table:style-name="ce20" office:value-type="string" calcext:value-type="string">
              <text:p>Sauvegarde du jeu</text:p>
            </table:table-cell>
            <table:table-cell table:style-name="ce32"/>
            <table:table-cell table:style-name="ce37"/>
            <table:table-cell table:style-name="ce47" table:number-columns-repeated="3"/>
            <table:table-cell table:style-name="ce58" table:number-columns-repeated="5"/>
            <table:table-cell table:style-name="ce48" table:number-columns-repeated="4"/>
            <table:table-cell table:style-name="ce47" table:number-columns-repeated="6"/>
            <table:table-cell table:style-name="ce69" table:number-columns-repeated="5"/>
            <table:table-cell table:style-name="ce45" table:number-columns-repeated="5"/>
            <table:table-cell table:style-name="ce47" table:number-columns-repeated="5"/>
            <table:table-cell table:style-name="ce79" table:number-columns-repeated="5"/>
            <table:table-cell table:style-name="ce44" table:number-columns-repeated="10"/>
            <table:table-cell table:style-name="ce85" table:number-columns-repeated="5"/>
            <table:table-cell table:style-name="ce47" table:number-columns-repeated="4"/>
            <table:table-cell table:style-name="ce88"/>
            <table:table-cell table:number-columns-repeated="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7" office:value-type="string" calcext:value-type="string">
              <text:p>3.8</text:p>
            </table:table-cell>
            <table:table-cell table:style-name="ce20" office:value-type="string" calcext:value-type="string">
              <text:p>Quêtes</text:p>
            </table:table-cell>
            <table:table-cell table:style-name="ce32"/>
            <table:table-cell table:style-name="ce37"/>
            <table:table-cell table:style-name="ce47" table:number-columns-repeated="3"/>
            <table:table-cell table:style-name="ce58" table:number-columns-repeated="5"/>
            <table:table-cell table:style-name="ce48" table:number-columns-repeated="4"/>
            <table:table-cell table:style-name="ce47" table:number-columns-repeated="6"/>
            <table:table-cell table:style-name="ce69" table:number-columns-repeated="5"/>
            <table:table-cell table:style-name="ce45" table:number-columns-repeated="5"/>
            <table:table-cell table:style-name="ce47" table:number-columns-repeated="5"/>
            <table:table-cell table:style-name="ce79" table:number-columns-repeated="5"/>
            <table:table-cell table:style-name="ce47" table:number-columns-repeated="10"/>
            <table:table-cell table:style-name="ce85" table:number-columns-repeated="5"/>
            <table:table-cell table:style-name="ce47" table:number-columns-repeated="4"/>
            <table:table-cell table:style-name="ce88"/>
            <table:table-cell table:number-columns-repeated="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7" office:value-type="string" calcext:value-type="string">
              <text:p>3.9</text:p>
            </table:table-cell>
            <table:table-cell table:style-name="ce20" office:value-type="string" calcext:value-type="string">
              <text:p>Boss Final</text:p>
            </table:table-cell>
            <table:table-cell table:style-name="ce32"/>
            <table:table-cell table:style-name="ce37"/>
            <table:table-cell table:style-name="ce47" table:number-columns-repeated="3"/>
            <table:table-cell table:style-name="ce58" table:number-columns-repeated="5"/>
            <table:table-cell table:style-name="ce48" table:number-columns-repeated="4"/>
            <table:table-cell table:style-name="ce47" table:number-columns-repeated="6"/>
            <table:table-cell table:style-name="ce69" table:number-columns-repeated="5"/>
            <table:table-cell table:style-name="ce45" table:number-columns-repeated="5"/>
            <table:table-cell table:style-name="ce44" table:number-columns-repeated="20"/>
            <table:table-cell table:style-name="ce85" table:number-columns-repeated="5"/>
            <table:table-cell table:style-name="ce47" table:number-columns-repeated="4"/>
            <table:table-cell table:style-name="ce88"/>
            <table:table-cell table:number-columns-repeated="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7" office:value-type="string" calcext:value-type="string">
              <text:p>3.10</text:p>
            </table:table-cell>
            <table:table-cell table:style-name="ce20" office:value-type="string" calcext:value-type="string">
              <text:p>Test des bugs</text:p>
            </table:table-cell>
            <table:table-cell table:style-name="ce32"/>
            <table:table-cell table:style-name="ce37"/>
            <table:table-cell table:style-name="ce44" table:number-columns-repeated="53"/>
            <table:table-cell table:style-name="ce47" table:number-columns-repeated="4"/>
            <table:table-cell table:style-name="ce88"/>
            <table:table-cell table:number-columns-repeated="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7"/>
            <table:table-cell/>
            <table:table-cell table:style-name="ce32"/>
            <table:table-cell table:style-name="ce37"/>
            <table:table-cell table:style-name="ce47" table:number-columns-repeated="3"/>
            <table:table-cell table:style-name="ce58" table:number-columns-repeated="5"/>
            <table:table-cell table:style-name="ce48" table:number-columns-repeated="4"/>
            <table:table-cell table:style-name="ce47" table:number-columns-repeated="6"/>
            <table:table-cell table:style-name="ce69" table:number-columns-repeated="5"/>
            <table:table-cell table:style-name="ce45" table:number-columns-repeated="5"/>
            <table:table-cell table:style-name="ce47" table:number-columns-repeated="5"/>
            <table:table-cell table:style-name="ce79" table:number-columns-repeated="5"/>
            <table:table-cell table:style-name="ce47" table:number-columns-repeated="10"/>
            <table:table-cell table:style-name="ce85" table:number-columns-repeated="5"/>
            <table:table-cell table:style-name="ce47" table:number-columns-repeated="4"/>
            <table:table-cell table:style-name="ce88"/>
            <table:table-cell table:number-columns-repeated="2"/>
            <table:table-cell table:style-name="ce6"/>
            <table:table-cell table:number-columns-repeated="16315"/>
          </table:table-row>
        </table:table-row-group>
        <table:table-row table:style-name="ro2">
          <table:table-cell table:style-name="ce2"/>
          <table:table-cell table:style-name="ce14" office:value-type="float" office:value="4" calcext:value-type="float">
            <text:p>4</text:p>
          </table:table-cell>
          <table:table-cell table:style-name="ce19" office:value-type="string" calcext:value-type="string">
            <text:p>Livraison</text:p>
          </table:table-cell>
          <table:table-cell table:style-name="ce28"/>
          <table:table-cell table:style-name="ce35"/>
          <table:table-cell table:style-name="ce41" table:number-columns-repeated="2"/>
          <table:table-cell table:style-name="ce28" table:number-columns-repeated="56"/>
          <table:table-cell table:number-columns-repeated="2"/>
          <table:table-cell table:style-name="ce2"/>
          <table:table-cell table:number-columns-repeated="16315"/>
        </table:table-row>
        <table:table-row-group>
          <table:table-row table:style-name="ro3">
            <table:table-cell table:style-name="ce6"/>
            <table:table-cell table:style-name="ce15" office:value-type="date" office:date-value="2018-01-04" calcext:value-type="date">
              <text:p>4.1</text:p>
            </table:table-cell>
            <table:table-cell table:style-name="ce20" office:value-type="string" calcext:value-type="string">
              <text:p>Rédaction rapport</text:p>
            </table:table-cell>
            <table:table-cell table:style-name="ce31"/>
            <table:table-cell table:style-name="ce36"/>
            <table:table-cell table:style-name="ce48" table:number-columns-repeated="3"/>
            <table:table-cell table:style-name="ce60" table:number-columns-repeated="5"/>
            <table:table-cell table:style-name="ce48" table:number-columns-repeated="10"/>
            <table:table-cell table:style-name="ce56" table:number-columns-repeated="5"/>
            <table:table-cell table:style-name="ce48" table:number-columns-repeated="10"/>
            <table:table-cell table:style-name="ce78" table:number-columns-repeated="5"/>
            <table:table-cell table:style-name="ce48" table:number-columns-repeated="5"/>
            <table:table-cell table:style-name="ce44" table:number-columns-repeated="15"/>
            <table:table-cell table:number-columns-repeated="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5" office:value-type="date" office:date-value="2018-02-04" calcext:value-type="date">
              <text:p>4.2</text:p>
            </table:table-cell>
            <table:table-cell table:style-name="ce20" office:value-type="string" calcext:value-type="string">
              <text:p>Préparation soutenance</text:p>
            </table:table-cell>
            <table:table-cell table:style-name="ce32"/>
            <table:table-cell table:style-name="ce37"/>
            <table:table-cell table:style-name="ce47" table:number-columns-repeated="3"/>
            <table:table-cell table:style-name="ce60" table:number-columns-repeated="5"/>
            <table:table-cell table:style-name="ce47" table:number-columns-repeated="10"/>
            <table:table-cell table:style-name="ce69" table:number-columns-repeated="5"/>
            <table:table-cell table:style-name="ce47" table:number-columns-repeated="10"/>
            <table:table-cell table:style-name="ce79" table:number-columns-repeated="5"/>
            <table:table-cell table:style-name="ce47" table:number-columns-repeated="5"/>
            <table:table-cell table:style-name="ce44" table:number-columns-repeated="15"/>
            <table:table-cell table:number-columns-repeated="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5" office:value-type="date" office:date-value="2018-03-04" calcext:value-type="date">
              <text:p>4.3</text:p>
            </table:table-cell>
            <table:table-cell table:style-name="ce20" office:value-type="string" calcext:value-type="string">
              <text:p>Documentation Doxygen</text:p>
            </table:table-cell>
            <table:table-cell table:style-name="ce32"/>
            <table:table-cell table:style-name="ce37"/>
            <table:table-cell table:style-name="ce45"/>
            <table:table-cell table:style-name="ce47" table:number-columns-repeated="2"/>
            <table:table-cell table:style-name="ce60" table:number-columns-repeated="5"/>
            <table:table-cell table:style-name="ce48" table:number-columns-repeated="4"/>
            <table:table-cell table:style-name="ce47" table:number-columns-repeated="6"/>
            <table:table-cell table:style-name="ce69" table:number-columns-repeated="5"/>
            <table:table-cell table:style-name="ce47" table:number-columns-repeated="5"/>
            <table:table-cell table:style-name="ce44" table:number-columns-repeated="25"/>
            <table:table-cell table:style-name="ce47" table:number-columns-repeated="4"/>
            <table:table-cell table:style-name="ce88"/>
            <table:table-cell table:number-columns-repeated="2"/>
            <table:table-cell table:style-name="ce6"/>
            <table:table-cell table:number-columns-repeated="16315"/>
          </table:table-row>
        </table:table-row-group>
        <table:table-row table:style-name="ro2" table:number-rows-repeated="3">
          <table:table-cell table:style-name="ce2" table:number-columns-repeated="4"/>
          <table:table-cell/>
          <table:table-cell table:style-name="ce49"/>
          <table:table-cell table:style-name="ce2" table:number-columns-repeated="61"/>
          <table:table-cell table:number-columns-repeated="16314"/>
        </table:table-row>
        <table:table-row table:style-name="ro4" table:number-rows-repeated="1048525">
          <table:table-cell table:number-columns-repeated="16381"/>
        </table:table-row>
        <table:table-row table:style-name="ro5"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entury Gothic" svg:font-family="'Century Gothic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oppins" svg:font-family="Poppins"/>
    <style:font-face style:name="Roboto" svg:font-family="Roboto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5">
      <number:day number:style="long"/>
      <number:text>/</number:text>
      <number:month number:style="long"/>
      <number:text>/</number:text>
      <number:year/>
    </number:date-style>
    <number:number-style style:name="N136">
      <number:text>$</number:text>
      <number:number number:decimal-places="2" number:min-decimal-places="2" number:min-integer-digits="1" number:grouping="true"/>
    </number:number-style>
    <number:date-style style:name="N137">
      <number:day/>
      <number:text>.</number:text>
      <number:month/>
    </number:date-style>
    <number:percentage-style style:name="N138">
      <number:number number:decimal-places="0" number:min-decimal-places="0" number:min-integer-digits="1"/>
      <number:text> %</number:text>
    </number:percentag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iagramme_20_de_20_Gantt" style:display-name="PageStyle_Diagramme de Gant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fr-FR</dc:language>
    <dc:date>2026-04-08T11:27:23.268690345</dc:date>
    <meta:editing-cycles>8</meta:editing-cycles>
    <meta:editing-duration>PT1H50M29S</meta:editing-duration>
    <meta:generator>LibreOffice/24.2.7.2$Linux_X86_64 LibreOffice_project/420$Build-2</meta:generator>
    <meta:document-statistic meta:table-count="1" meta:cell-count="154" meta:object-count="0"/>
    <meta:user-defined meta:name="AppVersion">15.0000</meta:user-defined>
  </office:meta>
</office:document-meta>
</file>